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b438" officeooo:paragraph-rsid="000fb438"/>
    </style:style>
    <style:style style:name="P2" style:family="paragraph" style:parent-style-name="Standard">
      <style:text-properties officeooo:rsid="00108346" officeooo:paragraph-rsid="00108346"/>
    </style:style>
    <style:style style:name="T1" style:family="text">
      <style:text-properties officeooo:rsid="001083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4 Part 3</text:p>
      <text:p text:style-name="P1"/>
      <text:p text:style-name="P1">Question 1</text:p>
      <text:p text:style-name="P1">jake@jake-VirtualBox:~/git/Assignments$ git add .</text:p>
      <text:p text:style-name="P1">jake@jake-VirtualBox:~/git/Assignments$ git commit -m 'Adding in submission files'</text:p>
      <text:p text:style-name="P1">[master 3e6f403] Adding in submission files</text:p>
      <text:p text:style-name="P1"><text:s/>8 files changed, 7 insertions(+)</text:p>
      <text:p text:style-name="P1"><text:s/>create mode 100644 Assignment3/Submission/Assignment3sub.txt</text:p>
      <text:p text:style-name="P1"><text:s/>create mode 160000 Assignment4/Flora</text:p>
      <text:p text:style-name="P1"><text:s/>create mode 100644 Assignment_1/Submission/assignment_1sub</text:p>
      <text:p text:style-name="P1"><text:s/>create mode 100644 Assignment_1/Submission/assignment_1sub.txt</text:p>
      <text:p text:style-name="P1"><text:s/>create mode 100644 Assignment_2/Part1/Submission/assignment2part1sub.txt</text:p>
      <text:p text:style-name="P1"><text:s/>create mode 100644 Assignment_2/Part2/Submission/assignment2part2sub.txt</text:p>
      <text:p text:style-name="P1"><text:s/>create mode 100644 Assignment_4/Submission/assignment4part1sub.txt</text:p>
      <text:p text:style-name="P1"><text:s/>create mode 100644 Assignment_4/Submission/assignment4part2sub.txt</text:p>
      <text:p text:style-name="P1">jake@jake-VirtualBox:~/git/Assignments$ git push origin master</text:p>
      <text:p text:style-name="P1">Username for 'https://github.com': jabr7072</text:p>
      <text:p text:style-name="P1">Password for 'https://jabr7072@github.com': </text:p>
      <text:p text:style-name="P1">Counting objects: 24, done.</text:p>
      <text:p text:style-name="P1">Compressing objects: 100% (9/9), done.</text:p>
      <text:p text:style-name="P1">Writing objects: 100% (21/21), 1.40 KiB | 0 bytes/s, done.</text:p>
      <text:p text:style-name="P1">Total 21 (delta 0), reused 0 (delta 0)</text:p>
      <text:p text:style-name="P1">To https://github.com/jabr7072/Broadway.git</text:p>
      <text:p text:style-name="P1"><text:s text:c="3"/>8c21c2a..3e6f403 <text:s/>master -&gt; master</text:p>
      <text:p text:style-name="P1"/>
      <text:p text:style-name="P1">Question 2</text:p>
      <text:p text:style-name="P1">Insert questions from Daniels parts</text:p>
      <text:p text:style-name="P1">5-<text:span text:style-name="T1">7</text:span>) Note: for these parrts I make the mistake of using SSH instead of HTTPS, which made this way harder.</text:p>
      <text:p text:style-name="P1">First used ssh-keygen to make SSH key, then forked Daniel's directory. Then git clone to clone directory. (git clone -b Current_Assignment <text:a xlink:type="simple" xlink:href="mailto:git@github.com">git@github.com</text:a>:jabr7072/Flora)</text:p>
      <text:p text:style-name="P1">After editing the file used git add ., git commit -m, and git push. I then I had to submit a pull request to Daniel, which once approved changed it in the correct directory. These extra steps I believe were due to using SSH.</text:p>
      <text:p text:style-name="P1"/>
      <text:p text:style-name="P2">12) jake@jake-VirtualBox:~/git/Assignments/Assignment4/Flora$ git pull origin Current_Assignment</text:p>
      <text:p text:style-name="P2">13)jake@jake-VirtualBox:~/git/Assignments/Assignment4/Flora$ git checkout master</text:p>
      <text:p text:style-name="P2">Branch master set up to track remote branch master from origin.</text:p>
      <text:p text:style-name="P2">Switched to a new branch 'master'</text:p>
      <text:p text:style-name="P2">14)jake@jake-VirtualBox:~/git/Assignments/Assignment4/Flora$ git merge Current_Assignment</text:p>
      <text:p text:style-name="P2">Updating 7c4e275..d20e1ab</text:p>
      <text:p text:style-name="P2">Fast-forward</text:p>
      <text:p text:style-name="P2"><text:s/>.../Assignment_4/Part_3/Submission/README.md <text:s text:c="5"/>| 7 +++++++</text:p>
      <text:p text:style-name="P2"><text:s/>1 file changed, 7 insertions(+)</text:p>
      <text:p text:style-name="P2"><text:s/>create mode 100644 Assignments/Assignment_4/Part_3/Submission/README.md</text:p>
      <text:p text:style-name="P2">jake@jake-VirtualBox:~/git/Assignments/Assignment4/Flora$ git push origin master</text:p>
      <text:p text:style-name="P2">Username for 'https://github.com': jabr7072</text:p>
      <text:p text:style-name="P2">Password for 'https://jabr7072@github.com': </text:p>
      <text:p text:style-name="P2">Total 0 (delta 0), reused 0 (delta 0)</text:p>
      <text:p text:style-name="P2"><text:soft-page-break/>To https://github.com/Aerospace-Software/Flora.git</text:p>
      <text:p text:style-name="P2"><text:s text:c="3"/>7c4e275..d20e1ab <text:s/>master -&gt; master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01:15:28.774813863</meta:creation-date>
    <dc:date>2015-02-23T01:37:38.182384834</dc:date>
    <meta:editing-duration>PT5M39S</meta:editing-duration>
    <meta:editing-cycles>1</meta:editing-cycles>
    <meta:document-statistic meta:table-count="0" meta:image-count="0" meta:object-count="0" meta:page-count="2" meta:paragraph-count="44" meta:word-count="272" meta:character-count="2558" meta:non-whitespace-character-count="2269"/>
    <meta:generator>LibreOffice/4.2.7.2$Linux_X86_64 LibreOffice_project/420m0$Build-2</meta:generator>
  </office:meta>
</office:document-meta>
</file>